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d6d" officeooo:paragraph-rsid="00105d6d"/>
    </style:style>
    <style:style style:name="P2" style:family="paragraph" style:parent-style-name="Standard">
      <style:text-properties officeooo:rsid="0084b6fe" officeooo:paragraph-rsid="0084b6fe"/>
    </style:style>
    <style:style style:name="P3" style:family="paragraph" style:parent-style-name="Standard">
      <style:text-properties officeooo:rsid="0035526d" officeooo:paragraph-rsid="0084b6fe"/>
    </style:style>
    <style:style style:name="P4" style:family="paragraph" style:parent-style-name="Standard">
      <style:text-properties officeooo:rsid="008806ea" officeooo:paragraph-rsid="008806ea"/>
    </style:style>
    <style:style style:name="P5" style:family="paragraph" style:parent-style-name="Standard">
      <style:text-properties officeooo:rsid="0088df56" officeooo:paragraph-rsid="0088df56"/>
    </style:style>
    <style:style style:name="P6" style:family="paragraph" style:parent-style-name="Standard">
      <style:text-properties fo:font-weight="bold" officeooo:rsid="0084b6fe" officeooo:paragraph-rsid="0084b6fe" style:font-weight-asian="bold" style:font-weight-complex="bold"/>
    </style:style>
    <style:style style:name="P7" style:family="paragraph" style:parent-style-name="Standard">
      <style:text-properties officeooo:rsid="0084b6fe" officeooo:paragraph-rsid="0084b6fe"/>
    </style:style>
    <style:style style:name="P8" style:family="paragraph" style:parent-style-name="Standard" style:list-style-name="List_20_1">
      <style:text-properties officeooo:paragraph-rsid="008e170d"/>
    </style:style>
    <style:style style:name="P9" style:family="paragraph" style:parent-style-name="Standard">
      <style:text-properties officeooo:rsid="008806ea" officeooo:paragraph-rsid="00865de1"/>
    </style:style>
    <style:style style:name="P10" style:family="paragraph" style:parent-style-name="Standard">
      <style:text-properties officeooo:paragraph-rsid="0084b6fe"/>
    </style:style>
    <style:style style:name="P11" style:family="paragraph" style:parent-style-name="Standard">
      <style:text-properties officeooo:rsid="008e170d" officeooo:paragraph-rsid="008e17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e170d" style:font-weight-asian="bold" style:font-weight-complex="bold"/>
    </style:style>
    <style:style style:name="T3" style:family="text">
      <style:text-properties officeooo:rsid="0084b6fe"/>
    </style:style>
    <style:style style:name="T4" style:family="text">
      <style:text-properties officeooo:rsid="0088df56"/>
    </style:style>
    <style:style style:name="T5" style:family="text">
      <style:text-properties officeooo:rsid="008e17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3"/><text:span text:style-name="T1">Kennlinienschreiber </text:span><text:span text:style-name="T2">mit ESP32</text:span></text:p>
      <text:p text:style-name="P1"/>
      <text:p text:style-name="P2"><text:s text:c="3"/></text:p>
      <text:p text:style-name="P6"/>
      <text:p text:style-name="P3"/>
      <text:p text:style-name="P2">Hier möchte ich nur kurz die <text:span text:style-name="T5">ESP32</text:span>-Variante vorstellen.</text:p>
      <text:p text:style-name="P3"/>
      <text:p text:style-name="P2">Die vorher beschriebenen Versionen <text:s/>- <text:s/>auf Arduino NANO / ATMega328P <text:s text:c="2"/><text:span text:style-name="T5">bzw. Arduino-EVERY b</text:span>asierend<text:span text:style-name="T5"> </text:span><text:s text:c="2"/>- waren im Laufe der Entwicklung in mehrerer Hinsich<text:span text:style-name="T4">t</text:span> an ihre Grenzen gestossen:</text:p>
      <text:p text:style-name="P2"/>
      <text:list xml:id="list2368779201" text:style-name="List_20_1">
        <text:list-item>
          <text:p text:style-name="P8"><text:span text:style-name="T3"><text:s text:c="4"/></text:span><text:span text:style-name="T5">zu wenig Speicher</text:span></text:p>
        </text:list-item>
        <text:list-item>
          <text:p text:style-name="P8"><text:span text:style-name="T3"><text:s text:c="4"/></text:span><text:span text:style-name="T5">zu wenig Pins</text:span></text:p>
        </text:list-item>
        <text:list-item>
          <text:p text:style-name="P8"><text:s text:c="4"/><text:span text:style-name="T5">relativ langsam</text:span></text:p>
        </text:list-item>
        <text:list-item>
          <text:p text:style-name="P8"><text:s text:c="4"/><text:span text:style-name="T5">Bluetooth nur über externe HW (HC05 /HC12)</text:span></text:p>
        </text:list-item>
      </text:list>
      <text:p text:style-name="P10"/>
      <text:p text:style-name="P2"/>
      <text:p text:style-name="P9"/>
      <text:p text:style-name="P4">Die ersten Tests waren dann aber etwas <text:span text:style-name="T4">e</text:span>rnüchternd, <text:s/></text:p>
      <text:p text:style-name="P4"/>
      <text:p text:style-name="P11">Gerade die verwandten ADC’s (MCP3204) und DAC’s MCP4822 an SPI (VSPI) machten</text:p>
      <text:p text:style-name="P11">Probleme., aber das scheint gelöst zu sein.</text:p>
      <text:p text:style-name="P11"/>
      <text:p text:style-name="P11">Ich verwende ein ESP-Modul mit 38 Pins, um möglichst viele Pins zur Verfügung zu haben für</text:p>
      <text:p text:style-name="P11">die BUSSE (I2C, SPI), Schalter und Encoder und <text:s/>RX/TX (z.B. zur Verbindung mit modif. Transistortester)</text:p>
      <text:p text:style-name="P11">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0:47:12.215000000</meta:creation-date>
    <dc:date>2024-04-19T11:05:33.976000000</dc:date>
    <meta:editing-duration>PT3H4M38S</meta:editing-duration>
    <meta:editing-cycles>47</meta:editing-cycles>
    <meta:generator>LibreOffice/7.1.8.1$Windows_X86_64 LibreOffice_project/e1f30c802c3269a1d052614453f260e49458c82c</meta:generator>
    <meta:print-date>2024-01-12T07:22:03.618000000</meta:print-date>
    <meta:document-statistic meta:table-count="0" meta:image-count="0" meta:object-count="0" meta:page-count="1" meta:paragraph-count="14" meta:word-count="114" meta:character-count="746" meta:non-whitespace-character-count="616"/>
  </office:meta>
</office:document-meta>
</file>